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 style:list-style-name="L2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subtitle">
      <style:graphic-properties draw:fill-color="#ffffff" draw:auto-grow-height="true" fo:min-height="13.86cm"/>
    </style:style>
    <style:style style:name="pr9" style:family="presentation" style:parent-style-name="Default-subtitle" style:list-style-name="L4">
      <style:graphic-properties draw:fill-color="#ffffff" fo:min-height="13.609cm"/>
    </style:style>
    <style:style style:name="pr10" style:family="presentation" style:parent-style-name="Default-subtitle" style:list-style-name="L5">
      <style:graphic-properties draw:fill-color="#ffffff" draw:auto-grow-height="true" fo:min-height="13.86cm"/>
    </style:style>
    <style:style style:name="pr11" style:family="presentation" style:parent-style-name="Default-subtitle" style:list-style-name="L5">
      <style:graphic-properties draw:fill-color="#ffffff" draw:auto-grow-height="true" fo:min-height="13.86cm"/>
    </style:style>
    <style:style style:name="pr12" style:family="presentation" style:parent-style-name="Default-subtitle" style:list-style-name="L5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align="start" text:enable-numbering="true" fo:text-indent="0cm"/>
    </style:style>
    <style:style style:name="P7" style:family="paragraph"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margin-left="1.2cm" fo:margin-right="0cm" fo:text-align="justify" text:enable-numbering="true" fo:text-indent="-0.6cm"/>
    </style:style>
    <style:style style:name="P12" style:family="paragraph">
      <style:paragraph-properties fo:margin-left="0cm" fo:margin-right="0cm" fo:text-align="justify" text:enable-numbering="true" fo:text-indent="0cm"/>
      <style:text-properties fo:font-size="24pt" style:font-size-asian="24pt" style:font-size-complex="24pt"/>
    </style:style>
    <style:style style:name="P13" style:family="paragraph">
      <style:paragraph-properties fo:text-align="start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37pt" fo:font-weight="bold" style:font-size-asian="37pt" style:font-weight-asian="bold" style:font-size-complex="37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Universidade Federal do Rio de Janeiro</text:span><text:span text:style-name="T2"><text:line-break/></text:span><text:span text:style-name="T3">Instituto de Matemática / Departamento de Ciência da Computação</text:span>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<text:span text:style-name="T4">Trabalho 3 de Sistemas Operacionais I</text:span></text:p>
            <text:p text:style-name="P1"><text:span text:style-name="T5">(</text:span><text:span text:style-name="T6">Simulador de Loja de Departamento)</text:span></text:p>
            <text:p text:style-name="P1"><text:span text:style-name="T7">Prof. Antônio Carlos Gay Thomé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draw:id="id2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4"><text:span text:style-name="T4">Roteiro</text:span></text:p>
          </draw:text-box>
        </draw:frame>
        <draw:frame presentation:style-name="pr5" draw:text-style-name="P6" draw:layer="layout" svg:width="25.199cm" svg:height="13.86cm" svg:x="1.4cm" svg:y="4.914cm" presentation:class="subtitle">
          <draw:text-box>
            <text:list text:style-name="L2">
              <text:list-item>
                <text:p text:style-name="P6">Integrantes</text:p>
              </text:list-item>
            </text:list>
            <text:list text:style-name="L2" text:continue-numbering="true">
              <text:list-item>
                <text:p text:style-name="P6">Descrição</text:p>
              </text:list-item>
            </text:list>
            <text:list text:style-name="L2" text:continue-numbering="true">
              <text:list-item>
                <text:p text:style-name="P6">Regras de Negócio</text:p>
              </text:list-item>
            </text:list>
            <text:list text:style-name="L2" text:continue-numbering="true">
              <text:list-item>
                <text:p text:style-name="P6">Modelagem da Solução</text:p>
              </text:list-item>
            </text:list>
            <text:list text:style-name="L2" text:continue-numbering="true">
              <text:list-item>
                <text:p text:style-name="P6">Tecnologia</text:p>
              </text:list-item>
            </text:list>
            <text:list text:style-name="L2" text:continue-numbering="true">
              <text:list-item>
                <text:p text:style-name="P6">Lógica de Semáforos</text:p>
              </text:list-item>
            </text:list>
            <text:list text:style-name="L2" text:continue-numbering="true">
              <text:list-item>
                <text:p text:style-name="P6">Dificuldades Encontradas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7"><text:span text:style-name="T4">Integrantes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<text:span text:style-name="T8">Bruno Caricchio Buss</text:span><text:line-break/><text:span text:style-name="T9">DRE: 106087954 | E-Mail: bruno.buss@gmail.com</text:span></text:p>
              </text:list-item>
            </text:list>
            <text:list text:style-name="L3">
              <text:list-item>
                <text:p text:style-name="P8">Davi Vercillo Carneiro Garcia<text:line-break/><text:span text:style-name="T9">DRE: 106027831 | E-Mail: davivercillo@gmail.com</text:span></text:p>
              </text:list-item>
            </text:list>
            <text:list text:style-name="L3">
              <text:list-item>
                <text:p text:style-name="P8">Francisco Viégas Vianna<text:line-break/><text:span text:style-name="T9">DRE: 106040790 | E-Mail: francisco.v.vianna@gmail.com</text:span></text:p>
              </text:list-item>
            </text:list>
            <text:list text:style-name="L3">
              <text:list-item>
                <text:p text:style-name="P8">Rodrigo Fernades</text:p>
              </text:list-item>
            </text:list>
            <text:list text:style-name="L3">
              <text:list-item>
                <text:p text:style-name="P8">Thiago Elias Gomes<text:line-break/><text:span text:style-name="T9">DRE: 106039595 | E-Mail: e.thiago.06@gmail.com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draw:id="id4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Descrição do Trabalho</text:span></text:p>
          </draw:text-box>
        </draw:frame>
        <draw:frame presentation:style-name="pr8" draw:text-style-name="P10" draw:layer="layout" svg:width="25.199cm" svg:height="14.29cm" svg:x="1.4cm" svg:y="4.7cm" presentation:class="subtitle" presentation:user-transformed="true">
          <draw:text-box>
            <text:list text:style-name="L1">
              <text:list-item>
                <text:p text:style-name="P10"><text:tab/>O aplicativo aqui apresentado simulará o funcionamento de uma loja de departamento genérica. Esta loja possuirá: <text:s text:c="19"/><text:line-break/></text:p>
              </text:list-item>
            </text:list>
            <text:list text:style-name="L1">
              <text:list-item>
                <text:list>
                  <text:list-item>
                    <text:p text:style-name="P11"><text:span text:style-name="T10">dez (10) vendedores,</text:span><text:span text:style-name="T11"> os quais atenderão aos clientes da loja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0">três (3) estoquistas</text:span><text:span text:style-name="T11">, os quais realizarão compras de produtos em falta no estoque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0">dois (2) caixas</text:span><text:span text:style-name="T12">, os quais receberão os pagamentos </text:span><text:span text:style-name="T11">de vendas de produtos aos cliente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10">diversos clientes</text:span><text:span text:style-name="T11">, possuindo vendedores preferenciais disponíveis, serão atendidos por estes, caso contrário, um vendedor disponível qualquer será alocado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draw:id="id5">
        <office:forms form:automatic-focus="false" form:apply-design-mode="false"/>
        <draw:frame presentation:style-name="pr1" draw:text-style-name="P7" draw:layer="layout" svg:width="25.199cm" svg:height="3.256cm" svg:x="1.4cm" svg:y="0.962cm" presentation:class="title">
          <draw:text-box>
            <text:p text:style-name="P4"><text:span text:style-name="T4">Regras de Negócios</text:span></text:p>
          </draw:text-box>
        </draw:frame>
        <draw:frame presentation:style-name="pr9" draw:text-style-name="P12" draw:layer="layout" svg:width="25.199cm" svg:height="13.609cm" svg:x="1.4cm" svg:y="5.039cm" presentation:class="subtitle" presentation:user-transformed="true">
          <draw:text-box>
            <text:list text:style-name="L4">
              <text:list-item>
                <text:p text:style-name="P12"><text:span text:style-name="T13"><text:s/></text:span><text:span text:style-name="T13">A loja comercializa 15 itens distintos e o estoque inicial de cada item deve ser iniciado de forma aleatória variando entre 20 e 30 unidades cada.</text:span></text:p>
              </text:list-item>
            </text:list>
            <text:list text:style-name="L4">
              <text:list-item>
                <text:p text:style-name="P12"><text:span text:style-name="T13"><text:s/></text:span><text:span text:style-name="T13">A informação do estoque é mantida com apenas três campos – o código do produto, a quantidade em estoque e a demanda reprimida (pedidos não atendidos por falta em estoque).</text:span></text:p>
              </text:list-item>
            </text:list>
            <text:list text:style-name="L4">
              <text:list-item>
                <text:p text:style-name="P12"><text:span text:style-name="T13"><text:s/></text:span><text:span text:style-name="T13">Os vendedores esperam os clientes em uma fila circular FIFO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draw:id="id6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Regras de Negócios</text:span></text:p>
          </draw:text-box>
        </draw:frame>
        <draw:frame presentation:style-name="pr10" draw:text-style-name="P12" draw:layer="layout" svg:width="25.199cm" svg:height="13.86cm" svg:x="1.4cm" svg:y="4.91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3"><text:s/></text:span><text:span text:style-name="T13">Cada vendedor, no entanto, pode atender até 3 clientes por dia sem respeitar a fila circular, ou seja, podem atender cliente exclusivo que chegue à loja e solicite seu atendimento de forma explícit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3"><text:s/></text:span><text:span text:style-name="T13">A chegada de clientes deve ser simulada segundo um critério aleatório de espaço de tempo entre um e outro variando de 1 a 5 unidades de tempo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3"><text:s/></text:span><text:span text:style-name="T13">Cada cliente que chega deseja fazer uma ou mais compras de produtos escolhidos aleatoriamente e em quantidades também aleatórias variando de 5 a 15 unidade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draw:id="id7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Regras de Negócios</text:span></text:p>
          </draw:text-box>
        </draw:frame>
        <draw:frame presentation:style-name="pr11" draw:text-style-name="P12" draw:layer="layout" svg:width="25.199cm" svg:height="13.86cm" svg:x="1.4cm" svg:y="4.91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3"><text:s/></text:span><text:span text:style-name="T13">A venda só pode ser realizada se houver itens disponíveis em estoque. Caso o estoque existente seja insuficiente, o campo demanda reprimida deve ser atualizado e o cliente não é atendido naquela venda específica ou, aleatoriamente, aceita a compra de uma quantidade menor de iten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3"><text:s/></text:span><text:span text:style-name="T13">Toda demanda reprimida deve ser registrada no estoque para subsídio a equipe de compra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3">Quando a venda ou a demanda reprimida tornar o estoque abaixo do ponto de ressuprimento (3 unidades), o sistema deve providenciar o pedido de reposição automaticamente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draw:id="id8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Regras de Negócios</text:span></text:p>
          </draw:text-box>
        </draw:frame>
        <draw:frame presentation:style-name="pr12" draw:text-style-name="P12" draw:layer="layout" svg:width="25.199cm" svg:height="13.86cm" svg:x="1.4cm" svg:y="4.914cm" presentation:class="subtitle">
          <draw:text-box>
            <text:list text:style-name="L5">
              <text:list-item>
                <text:list>
                  <text:list-item>
                    <text:p text:style-name="P12"><text:span text:style-name="T13"><text:s/></text:span><text:span text:style-name="T13">A operação de compra é automaticamente disparada para o comprador da vez sempre que houver 3 ou mais pedidos de reposição emitido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3"><text:s/></text:span><text:span text:style-name="T13">A compra é realizada sempre em uma quantidade superior em 20% ao constante nos pedido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3"><text:s/></text:span><text:span text:style-name="T13">Um relatório diário deve ser gerado de forma a assinalar a produtividade de cada vendedor e o histórico cronológico das operações de venda e de compra realizadas durante a operação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draw:id="id9">
        <office:forms form:automatic-focus="false" form:apply-design-mode="false"/>
        <draw:frame presentation:style-name="pr1" draw:text-style-name="P13" draw:layer="layout" svg:width="25.199cm" svg:height="3.256cm" svg:x="1.4cm" svg:y="0.962cm" presentation:class="title">
          <draw:text-box>
            <text:p text:style-name="P7"><text:span text:style-name="T4">Modelagem da Solução</text:span></text:p>
          </draw:text-box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anim:par presentation:node-type="timing-root">
          <anim:par smil:begin="id9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draw:id="id10">
        <office:forms form:automatic-focus="false" form:apply-design-mode="false"/>
        <draw:frame presentation:style-name="pr1" draw:text-style-name="P13" draw:layer="layout" svg:width="25.199cm" svg:height="3.256cm" svg:x="1.4cm" svg:y="0.962cm" presentation:class="title">
          <draw:text-box>
            <text:p text:style-name="P7"><text:span text:style-name="T4">Tecnologia</text:span></text:p>
          </draw:text-box>
        </draw:frame>
        <draw:frame presentation:style-name="pr2" draw:text-style-name="P14" draw:layer="layout" svg:width="25.199cm" svg:height="13.609cm" svg:x="1.4cm" svg:y="5.039cm" presentation:class="subtitle" presentation:placeholder="true">
          <draw:text-box/>
        </draw:frame>
        <anim:par presentation:node-type="timing-root">
          <anim:par smil:begin="id10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draw:id="id11">
        <office:forms form:automatic-focus="false" form:apply-design-mode="false"/>
        <draw:frame presentation:style-name="pr1" draw:text-style-name="P13" draw:layer="layout" svg:width="25.199cm" svg:height="3.256cm" svg:x="1.4cm" svg:y="0.962cm" presentation:class="title">
          <draw:text-box>
            <text:p text:style-name="P7"><text:span text:style-name="T4">Lógica de Semáforos</text:span></text:p>
          </draw:text-box>
        </draw:frame>
        <draw:frame presentation:style-name="pr2" draw:text-style-name="P14" draw:layer="layout" svg:width="25.199cm" svg:height="13.609cm" svg:x="1.4cm" svg:y="5.039cm" presentation:class="subtitle" presentation:placeholder="true">
          <draw:text-box/>
        </draw:frame>
        <anim:par presentation:node-type="timing-root">
          <anim:par smil:begin="id11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draw:id="id12">
        <office:forms form:automatic-focus="false" form:apply-design-mode="false"/>
        <draw:frame presentation:style-name="pr1" draw:text-style-name="P13" draw:layer="layout" svg:width="25.199cm" svg:height="3.256cm" svg:x="1.4cm" svg:y="0.962cm" presentation:class="title">
          <draw:text-box>
            <text:p text:style-name="P7"><text:span text:style-name="T4">Dificuldades Encontradas</text:span></text:p>
          </draw:text-box>
        </draw:frame>
        <draw:frame presentation:style-name="pr2" draw:text-style-name="P14" draw:layer="layout" svg:width="25.199cm" svg:height="13.609cm" svg:x="1.4cm" svg:y="5.039cm" presentation:class="subtitle" presentation:placeholder="true">
          <draw:text-box/>
        </draw:frame>
        <anim:par presentation:node-type="timing-root">
          <anim:par smil:begin="id12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 Garcia</meta:initial-creator>
    <meta:creation-date>2009-06-21T20:30:28</meta:creation-date>
    <dc:creator>Davi Garcia</dc:creator>
    <dc:date>2009-06-22T01:01:39</dc:date>
    <meta:editing-cycles>4</meta:editing-cycles>
    <meta:editing-duration>PT1H8M31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